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pos para entrada de datos:</text:p>
      <text:p text:style-name="Standard"/>
      <text:p text:style-name="Standard">OBJETO:</text:p>
      <text:p text:style-name="Standard"/>
      <text:p text:style-name="Standard">id/ref: número entero</text:p>
      <text:p text:style-name="Standard">nombre: caracteres(30)</text:p>
      <text:p text:style-name="Standard">firmado: (inventor, lugar_origen, fecha_origen)?</text:p>
      <text:p text:style-name="Standard">Inventor: relación(n:n)</text:p>
      <text:p text:style-name="Standard">lugar_origen: relación(n:n)</text:p>
      <text:p text:style-name="Standard">fecha_origen: fecha</text:p>
      <text:p text:style-name="Standard">dimensiones: caracteres(12)</text:p>
      <text:p text:style-name="Standard">características técnicas: texto</text:p>
      <text:p text:style-name="Standard">materiales: caracteres(20)</text:p>
      <text:p text:style-name="Standard">depósito habitual: relación(1:n)</text:p>
      <text:p text:style-name="Standard">observaciones: texto</text:p>
      <text:p text:style-name="Standard">área: relación(1:1)</text:p>
      <text:p text:style-name="Standard">tipo de objeto: relación(1:n)</text:p>
      <text:p text:style-name="Standard">foto: caracteres(50)</text:p>
      <text:p text:style-name="Standard"/>
      <text:p text:style-name="Standard">depósito actual: caracteres(50)</text:p>
      <text:p text:style-name="Standard"/>
      <text:p text:style-name="Standard"/>
      <text:p text:style-name="Standard"/>
      <text:p text:style-name="Standard">Artículos relacionados (a incluir en un pie de página): </text:p>
      <text:list text:style-name="L1">
        <text:list-item>
          <text:p text:style-name="P2">objetos en áreas iguales las de éste.</text:p>
        </text:list-item>
        <text:list-item>
          <text:p text:style-name="P2">objetos con inventor relacionado.</text:p>
        </text:list-item>
        <text:list-item>
          <text:p text:style-name="P2">objetos con mismo lugar de origen.</text:p>
        </text:list-item>
        <text:list-item>
          <text:p text:style-name="P2">artículos englobados en el mismo área.</text:p>
        </text:list-item>
        <text:list-item>
          <text:p text:style-name="P2">Palabras aparecidas incluidas en el glosario (función).</text:p>
        </text:list-item>
      </text:list>
      <text:p text:style-name="Standard"/>
      <text:p text:style-name="Standard"/>
      <text:p text:style-name="Standard"/>
      <text:p text:style-name="Standard">ÁREA:</text:p>
      <text:p text:style-name="Standard"/>
      <text:p text:style-name="Standard">id: numerico</text:p>
      <text:p text:style-name="Standard">nom_area: caracteres(20)</text:p>
      <text:p text:style-name="Standard">{Astronomía esférica, Geodesia geométrica, Topografía planisférica y Fotogrametría terrestre.</text:p>
      <text:p text:style-name="Standard">Topografía altimétrica, Gabinete, Meteorología, Geofísica}</text:p>
      <text:p text:style-name="Standard"/>
      <text:p text:style-name="Standard"/>
      <text:p text:style-name="Standard">TIPO_OBJETO</text:p>
      <text:p text:style-name="Standard">id: numerico</text:p>
      <text:p text:style-name="Standard">nom_tipo: caracteres(40)</text:p>
      <text:p text:style-name="Standard">id_area: relacion(n:1)</text:p>
      <text:p text:style-name="Standard"/>
      <text:p text:style-name="Standard"/>
      <text:p text:style-name="Standard">ARTICULOS</text:p>
      <text:p text:style-name="Standard"/>
      <text:p text:style-name="Standard">id: numerico</text:p>
      <text:p text:style-name="Standard">titulo: caracteres(25)</text:p>
      <text:p text:style-name="Standard">contenido: texto</text:p>
      <text:p text:style-name="Standard"/>
      <text:p text:style-name="Standard"><text:soft-page-break/></text:p>
      <text:p text:style-name="Standard">AREA_ARTÍCULO</text:p>
      <text:p text:style-name="Standard">id_area: relación(1:n)</text:p>
      <text:p text:style-name="Standard">id_articulo: relacion(n:1)</text:p>
      <text:p text:style-name="Standard"/>
      <text:p text:style-name="Standard">INVENTOR</text:p>
      <text:p text:style-name="P1">id_inventor: numerico</text:p>
      <text:p text:style-name="P1">nom_inventor: caracteres(25)</text:p>
      <text:p text:style-name="P1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9-17T17:36:25</meta:creation-date>
    <dc:date>2010-10-11T22:14:08</dc:date>
    <meta:editing-cycles>2</meta:editing-cycles>
    <meta:editing-duration>PT1H27M1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2" meta:paragraph-count="42" meta:word-count="164" meta:character-count="1122"/>
  </office:meta>
</office:document-meta>
</file>